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3" table:number-rows-spanned="1">
            <text:p>lidar in original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lc readabl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586" calcext:value-type="float">
            <text:p>-6586</text:p>
          </table:table-cell>
          <table:table-cell office:value-type="float" office:value="-1214" calcext:value-type="float">
            <text:p>-1214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6586" calcext:value-type="float">
            <text:p>6586</text:p>
          </table:table-cell>
          <table:table-cell office:value-type="float" office:value="-0.01" calcext:value-type="float">
            <text:p>-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38:11.776286711</meta:creation-date>
    <dc:date>2018-02-26T22:41:44.310779496</dc:date>
    <meta:editing-duration>P0D</meta:editing-duration>
    <meta:editing-cycles>1</meta:editing-cycles>
    <meta:document-statistic meta:table-count="1" meta:cell-count="51" meta:object-count="0"/>
    <meta:generator>LibreOffice/4.2.8.2$Linux_X86_64 LibreOffice_project/420m0$Build-2</meta:generator>
  </office:meta>
</office:document-meta>
</file>